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style:text-properties officeooo:rsid="0013cf52" officeooo:paragraph-rsid="0013cf52"/>
    </style:style>
    <style:style style:name="P2" style:family="paragraph" style:parent-style-name="Standard" style:list-style-name="L1">
      <style:paragraph-properties fo:margin-top="0in" fo:margin-bottom="0in" loext:contextual-spacing="false" fo:line-height="200%"/>
      <style:text-properties officeooo:rsid="0013cf52" officeooo:paragraph-rsid="0013cf52"/>
    </style:style>
    <style:style style:name="P3" style:family="paragraph" style:parent-style-name="Standard" style:list-style-name="L2">
      <style:paragraph-properties fo:margin-top="0in" fo:margin-bottom="0in" loext:contextual-spacing="false" fo:line-height="200%"/>
      <style:text-properties officeooo:rsid="0013cf52" officeooo:paragraph-rsid="0013cf52"/>
    </style:style>
    <style:style style:name="P4" style:family="paragraph" style:parent-style-name="Standard" style:list-style-name="L3">
      <style:paragraph-properties fo:margin-top="0in" fo:margin-bottom="0in" loext:contextual-spacing="false" fo:line-height="200%"/>
      <style:text-properties officeooo:rsid="0013cf52" officeooo:paragraph-rsid="0013cf52"/>
    </style:style>
    <style:style style:name="P5" style:family="paragraph" style:parent-style-name="Standard">
      <style:paragraph-properties fo:margin-top="0in" fo:margin-bottom="0in" loext:contextual-spacing="false" fo:line-height="100%"/>
      <style:text-properties officeooo:rsid="0013cf52" officeooo:paragraph-rsid="0013cf52"/>
    </style:style>
    <style:style style:name="P6" style:family="paragraph" style:parent-style-name="Standard">
      <style:paragraph-properties fo:margin-top="0in" fo:margin-bottom="0in" loext:contextual-spacing="false" fo:line-height="200%"/>
      <style:text-properties officeooo:rsid="00156aa9" officeooo:paragraph-rsid="00156aa9"/>
    </style:style>
    <style:style style:name="P7" style:family="paragraph" style:parent-style-name="Standard" style:list-style-name="L4">
      <style:paragraph-properties fo:margin-top="0in" fo:margin-bottom="0in" loext:contextual-spacing="false" fo:line-height="200%"/>
      <style:text-properties officeooo:rsid="00156aa9" officeooo:paragraph-rsid="00156aa9"/>
    </style:style>
    <style:style style:name="P8" style:family="paragraph" style:parent-style-name="Standard" style:list-style-name="L5">
      <style:paragraph-properties fo:margin-top="0in" fo:margin-bottom="0in" loext:contextual-spacing="false" fo:line-height="200%"/>
      <style:text-properties officeooo:rsid="00156aa9" officeooo:paragraph-rsid="00156aa9"/>
    </style:style>
    <style:style style:name="P9" style:family="paragraph" style:parent-style-name="Standard">
      <style:paragraph-properties fo:margin-top="0in" fo:margin-bottom="0in" loext:contextual-spacing="false" fo:line-height="100%"/>
      <style:text-properties officeooo:rsid="00162f6f" officeooo:paragraph-rsid="00162f6f"/>
    </style:style>
    <style:style style:name="P10" style:family="paragraph" style:parent-style-name="Standard" style:list-style-name="L4">
      <style:paragraph-properties fo:margin-top="0in" fo:margin-bottom="0in" loext:contextual-spacing="false" fo:line-height="200%"/>
      <style:text-properties officeooo:rsid="00181a6e" officeooo:paragraph-rsid="00181a6e"/>
    </style:style>
    <style:style style:name="P11" style:family="paragraph" style:parent-style-name="Standard" style:list-style-name="L5">
      <style:paragraph-properties fo:margin-top="0in" fo:margin-bottom="0in" loext:contextual-spacing="false" fo:line-height="200%"/>
      <style:text-properties officeooo:rsid="00181a6e" officeooo:paragraph-rsid="00181a6e"/>
    </style:style>
    <style:style style:name="P12" style:family="paragraph" style:parent-style-name="Standard" style:list-style-name="L1">
      <style:paragraph-properties fo:margin-top="0in" fo:margin-bottom="0in" loext:contextual-spacing="false" fo:line-height="200%"/>
      <style:text-properties officeooo:rsid="00183605" officeooo:paragraph-rsid="00183605"/>
    </style:style>
    <style:style style:name="P13" style:family="paragraph" style:parent-style-name="Standard" style:list-style-name="L2">
      <style:paragraph-properties fo:margin-top="0in" fo:margin-bottom="0in" loext:contextual-spacing="false" fo:line-height="200%"/>
      <style:text-properties officeooo:rsid="00183605" officeooo:paragraph-rsid="00183605"/>
    </style:style>
    <style:style style:name="P14" style:family="paragraph" style:parent-style-name="Standard">
      <style:paragraph-properties fo:margin-top="0in" fo:margin-bottom="0in" loext:contextual-spacing="false" fo:line-height="200%"/>
      <style:text-properties officeooo:rsid="00183605" officeooo:paragraph-rsid="00183605"/>
    </style:style>
    <style:style style:name="P15" style:family="paragraph" style:parent-style-name="Standard">
      <style:paragraph-properties fo:margin-top="0in" fo:margin-bottom="0in" loext:contextual-spacing="false" fo:line-height="100%"/>
      <style:text-properties officeooo:rsid="0019da4d" officeooo:paragraph-rsid="0019da4d"/>
    </style:style>
    <style:style style:name="T1" style:family="text">
      <style:text-properties officeooo:rsid="00156aa9"/>
    </style:style>
    <style:style style:name="T2" style:family="text">
      <style:text-properties officeooo:rsid="00178cc7"/>
    </style:style>
    <style:style style:name="T3" style:family="text">
      <style:text-properties officeooo:rsid="00181a6e"/>
    </style:style>
    <style:style style:name="T4" style:family="text">
      <style:text-properties officeooo:rsid="00183605"/>
    </style:style>
    <style:style style:name="T5" style:family="text">
      <style:text-properties officeooo:rsid="00185f1d"/>
    </style:style>
    <style:style style:name="T6" style:family="text">
      <style:text-properties officeooo:rsid="0019da4d"/>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yle Verdeyen</text:p>
      <text:p text:style-name="P5">Computer Vision EN.601.461, Homework 3</text:p>
      <text:p text:style-name="P5">README </text:p>
      <text:p text:style-name="P5"/>
      <text:p text:style-name="P9">Augmented Models available here: <text:a xlink:type="simple" xlink:href="https://drive.google.com/open?id=1QdGvYi-LVymXGHrZl0ut8fMVO-V3KDAK" text:style-name="Internet_20_link" text:visited-style-name="Visited_20_Internet_20_Link">https://drive.google.com/open?id=1QdGvYi-LVymXGHrZl0ut8fMVO-V3KDAK</text:a></text:p>
      <text:p text:style-name="P15">(Still uploading datasets as of 11:59 PM)</text:p>
      <text:p text:style-name="P5"/>
      <text:p text:style-name="P1">P1a:</text:p>
      <text:list xml:id="list2960157857" text:style-name="L1">
        <text:list-item>
          <text:p text:style-name="P2"># of epochs chosen: <text:span text:style-name="T6">6.</text:span></text:p>
          <text:list>
            <text:list-item>
              <text:p text:style-name="P12">I originally chose to test both methods with 4,5, and 6 epochs with/without augmentation. Although 6 yields <text:span text:style-name="T5">the best results out of this testing methodology, I was surprised to see the result over 20 epochs (same results as 6ep, but much longer computation time). However, training for 20 epochs takes an extremely long time and I was unable to investigate further. </text:span></text:p>
            </text:list-item>
          </text:list>
        </text:list-item>
      </text:list>
      <text:p text:style-name="P1"/>
      <text:p text:style-name="P1">P1a i)</text:p>
      <text:list xml:id="list235304425238353" text:continue-numbering="true" text:style-name="L1">
        <text:list-item>
          <text:p text:style-name="P2">Accuracy comparison <text:span text:style-name="T1">of BCELoss w</text:span>ithout data augmentatio<text:span text:style-name="T4">n/wi</text:span>th data augmentation</text:p>
          <text:list>
            <text:list-item>
              <text:p text:style-name="P12">Data augmentation appears to help BCELoss. See chart belo<text:span text:style-name="T5">w</text:span>:</text:p>
            </text:list-item>
            <text:list-item>
              <text:p text:style-name="P12"/>
            </text:list-item>
            <text:list-item>
              <text:p text:style-name="P12"><draw:frame draw:style-name="fr1" draw:name="Object1" text:anchor-type="paragraph" svg:width="3.5563in" svg:height="1.422in" draw:z-index="0"><draw:object xlink:href="./Object 1" xlink:type="simple" xlink:show="embed" xlink:actuate="onLoad"/><draw:image xlink:href="./ObjectReplacements/Object 1" xlink:type="simple" xlink:show="embed" xlink:actuate="onLoad"/></draw:frame></text:p>
            </text:list-item>
          </text:list>
        </text:list-item>
      </text:list>
      <text:p text:style-name="P14"/>
      <text:p text:style-name="P1"/>
      <text:p text:style-name="P1"/>
      <text:p text:style-name="P1">P1a ii)</text:p>
      <text:list xml:id="list862000168" text:style-name="L2">
        <text:list-item>
          <text:p text:style-name="P3">How well did BCELoss work on the training data? How well did BCELoss work on the test data? Why did/didn’t BCEloss work?</text:p>
          <text:list>
            <text:list-item>
              <text:p text:style-name="P13">My implementation performs worse than chance (&lt;50%) in both with/without augmentation. <text:span text:style-name="T5">I think this is due to a combination of BCELoss not being the best for facial features (better for tracking inanimate objects) as well as my code being brutally inefficient. </text:span></text:p>
            </text:list-item>
          </text:list>
        </text:list-item>
      </text:list>
      <text:p text:style-name="P1"><text:soft-page-break/></text:p>
      <text:p text:style-name="P1">P1b:</text:p>
      <text:list xml:id="list2793558083" text:style-name="L3">
        <text:list-item>
          <text:p text:style-name="P4"># of epochs chosen: <text:span text:style-name="T6">6. Similar to above, I tested only 4, 5, 6 epochs in the interest of time. However, the error remains cyclical and does not decrease with number of epochs.</text:span></text:p>
        </text:list-item>
        <text:list-item>
          <text:p text:style-name="P4">Margin chosen: <text:span text:style-name="T2">1.5. The general consensus is to use a threshold related to the dataset you’re working with, rather than a constant. A high margin slows down computation and increases losses, while a low margin prevents learning about non-related pairings. I chose 1.5 as it improved losses over 1 while not being as slow to train as 2. </text:span></text:p>
        </text:list-item>
      </text:list>
      <text:p text:style-name="P1"/>
      <text:p text:style-name="P6">P1b I)</text:p>
      <text:list xml:id="list2751969121" text:style-name="L4">
        <text:list-item>
          <text:p text:style-name="P7">Accuracy comparison of ContrastiveLos<text:span text:style-name="T3">s w</text:span>ith data augmentation/<text:span text:style-name="T3">w</text:span>ithout data augmentation</text:p>
          <text:list>
            <text:list-item>
              <text:p text:style-name="P10">Judging solely from the loss charts, I think the data augmentation method improves the accuracy of the model as the loss is generally lower. </text:p>
            </text:list-item>
          </text:list>
        </text:list-item>
      </text:list>
      <text:p text:style-name="P6"/>
      <text:p text:style-name="P6">P1b ii)</text:p>
      <text:list xml:id="list2234987995" text:style-name="L5">
        <text:list-item>
          <text:p text:style-name="P8">How well did ContrastiveLoss work on the training data? How well did ContrastiveLoss work on the test data?</text:p>
          <text:list>
            <text:list-item>
              <text:p text:style-name="P11">I have a bug somewhere in my contrastive loss network. The loss charts appear to be cyclical (up and down at regular intervals, never decreasing trend). In addition, testing shows that the model stays at 50% accuracy, never changing <text:span text:style-name="T4">despite edits to the margin and number of epochs used during training with or without augmentation. I believe the bug lies somewhere in the final discrimination phase to determine whether or not the distance is a match, however I was not able to locate the problem area. </text:span></text:p>
            </text:list-item>
          </text:list>
        </text:list-item>
      </text:list>
      <text:p text:style-name="P6"/>
      <text:p text:style-name="P6"><text:soft-page-break/>P1c: Write a short paragraph comparing the two methods, including why you think one performed better than the other.</text:p>
      <text:p text:style-name="P6"><text:tab/><text:span text:style-name="T6">On paper, ContrastiveLoss seems to be a better match for facial recognition. It is supposed to group similar features together and split the dissimilar ones. However, my implementation is buggy and gives 50% accuracy no matter what data is given. Therefore, I believe in this case my BCELoss function performs better even though the accuracy is sub 50% as it appears to actually be attempting to classify the data fed into the networ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20:48:51.735724625</meta:creation-date>
    <dc:date>2017-11-26T23:53:03.824305460</dc:date>
    <meta:editing-duration>PT15M30S</meta:editing-duration>
    <meta:editing-cycles>1</meta:editing-cycles>
    <meta:document-statistic meta:table-count="0" meta:image-count="0" meta:object-count="1" meta:page-count="3" meta:paragraph-count="27" meta:word-count="511" meta:character-count="3056" meta:non-whitespace-character-count="2576"/>
    <meta:generator>LibreOffice/5.4.1.2$Linux_X86_64 LibreOffice_project/4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row table:style-name="ro1">
          <table:table-cell office:value-type="string" calcext:value-type="string">
            <text:p>BCELoss</text:p>
          </table:table-cell>
          <table:table-cell table:number-columns-repeated="3"/>
        </table:table-row>
        <table:table-row table:style-name="ro1">
          <table:table-cell office:value-type="string" calcext:value-type="string">
            <text:p>Epochs</text:p>
          </table:table-cell>
          <table:table-cell office:value-type="string" calcext:value-type="string">
            <text:p>Augmented</text:p>
          </table:table-cell>
          <table:table-cell office:value-type="string" calcext:value-type="string">
            <text:p>TrainAcc</text:p>
          </table:table-cell>
          <table:table-cell office:value-type="string" calcext:value-type="string">
            <text:p>TestAcc</text:p>
          </table:table-cell>
        </table:table-row>
        <table:table-row table:style-name="ro1">
          <table:table-cell office:value-type="float" office:value="4" calcext:value-type="float">
            <text:p>4</text:p>
          </table:table-cell>
          <table:table-cell office:value-type="string" calcext:value-type="string">
            <text:p>N</text:p>
          </table:table-cell>
          <table:table-cell office:value-type="float" office:value="40.04" calcext:value-type="float">
            <text:p>40.04</text:p>
          </table:table-cell>
          <table:table-cell office:value-type="float" office:value="43.5" calcext:value-type="float">
            <text:p>43.5</text:p>
          </table:table-cell>
        </table:table-row>
        <table:table-row table:style-name="ro1">
          <table:table-cell office:value-type="float" office:value="5" calcext:value-type="float">
            <text:p>5</text:p>
          </table:table-cell>
          <table:table-cell office:value-type="string" calcext:value-type="string">
            <text:p>N</text:p>
          </table:table-cell>
          <table:table-cell office:value-type="float" office:value="42.77" calcext:value-type="float">
            <text:p>42.77</text:p>
          </table:table-cell>
          <table:table-cell office:value-type="float" office:value="43.53125" calcext:value-type="float">
            <text:p>43.53125</text:p>
          </table:table-cell>
        </table:table-row>
        <table:table-row table:style-name="ro1">
          <table:table-cell office:value-type="float" office:value="6" calcext:value-type="float">
            <text:p>6</text:p>
          </table:table-cell>
          <table:table-cell office:value-type="string" calcext:value-type="string">
            <text:p>N</text:p>
          </table:table-cell>
          <table:table-cell office:value-type="float" office:value="33.72" calcext:value-type="float">
            <text:p>33.72</text:p>
          </table:table-cell>
          <table:table-cell office:value-type="float" office:value="38.625" calcext:value-type="float">
            <text:p>38.625</text:p>
          </table:table-cell>
        </table:table-row>
        <table:table-row table:style-name="ro1">
          <table:table-cell office:value-type="float" office:value="4" calcext:value-type="float">
            <text:p>4</text:p>
          </table:table-cell>
          <table:table-cell office:value-type="string" calcext:value-type="string">
            <text:p>Y</text:p>
          </table:table-cell>
          <table:table-cell office:value-type="float" office:value="45.818" calcext:value-type="float">
            <text:p>45.818</text:p>
          </table:table-cell>
          <table:table-cell office:value-type="float" office:value="47.03125" calcext:value-type="float">
            <text:p>47.03125</text:p>
          </table:table-cell>
        </table:table-row>
        <table:table-row table:style-name="ro1">
          <table:table-cell office:value-type="float" office:value="5" calcext:value-type="float">
            <text:p>5</text:p>
          </table:table-cell>
          <table:table-cell office:value-type="string" calcext:value-type="string">
            <text:p>Y</text:p>
          </table:table-cell>
          <table:table-cell office:value-type="float" office:value="45.6818" calcext:value-type="float">
            <text:p>45.6818</text:p>
          </table:table-cell>
          <table:table-cell office:value-type="float" office:value="45.5" calcext:value-type="float">
            <text:p>45.5</text:p>
          </table:table-cell>
        </table:table-row>
        <table:table-row table:style-name="ro1">
          <table:table-cell office:value-type="float" office:value="6" calcext:value-type="float">
            <text:p>6</text:p>
          </table:table-cell>
          <table:table-cell office:value-type="string" calcext:value-type="string">
            <text:p>Y</text:p>
          </table:table-cell>
          <table:table-cell office:value-type="float" office:value="47.1818" calcext:value-type="float">
            <text:p>47.1818</text:p>
          </table:table-cell>
          <table:table-cell office:value-type="float" office:value="47.71875" calcext:value-type="float">
            <text:p>47.7187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26">00/00/0000</text:date>, <text:time style:data-style-name="N2" text:time-value="23:38:23.3995458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